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chartooo="http://openoffice.org/2010/chart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grddl="http://www.w3.org/2003/g/data-view#" office:version="1.2">
  <office:font-face-decls>
    <style:font-face style:name="Liberation Sans" style:font-pitch="variable" style:font-family-generic="roman" svg:font-family="'Liberation Sans'"/>
  </office:font-face-decls>
  <office:automatic-styles>
    <style:style style:name="ce2" style:family="table-cell" style:data-style-name="N0">
      <style:table-cell-properties style:vertical-align="top" fo:background-color="transparent"/>
      <style:paragraph-properties fo:text-align="start"/>
      <style:text-properties style:text-combine="none" style:text-position="0% 100%" style:font-family-generic-complex="system" style:font-family-generic-asian="system" style:text-line-through-style="none" style:font-weight-complex="normal" style:font-family-asian="'Microsoft YaHei'" style:font-pitch-asian="variable" style:font-family-complex="Mangal" style:country-asian="none" style:font-weight-asian="normal" style:text-underline-mode="continuous" style:country-complex="none" style:letter-kerning="false" style:font-style-complex="normal" style:text-scale="100%" style:text-overline-mode="continuous" style:text-blinking="false" style:text-rotation-angle="0" style:font-style-asian="normal" style:text-underline-style="none" style:font-relief="none" style:text-line-through-mode="continuous" style:language-complex="none" style:text-line-through-type="none" style:text-outline="false" style:font-size-complex="12pt" style:font-size-asian="12pt" style:font-name="Liberation Sans" style:font-pitch-complex="variable" style:language-asian="none" style:text-emphasize="none" text:display="true" fo:country="none" fo:text-transform="none" fo:font-variant="normal" fo:text-shadow="none" fo:color="#000000" fo:font-weight="normal" fo:letter-spacing="normal" fo:font-size="12pt" fo:language="none" fo:font-style="normal"/>
    </style:style>
    <style:style style:name="ce1" style:family="table-cell">
      <style:table-cell-properties style:vertical-align="top" fo:background-color="transparent"/>
      <style:paragraph-properties fo:text-align="start"/>
      <style:text-properties style:text-combine="none" style:text-position="0% 100%" style:font-family-generic-complex="system" style:font-family-generic-asian="system" style:text-line-through-style="none" style:font-weight-complex="normal" style:font-family-asian="'Microsoft YaHei'" style:font-pitch-asian="variable" style:font-family-complex="Mangal" style:country-asian="none" style:font-weight-asian="normal" style:text-underline-mode="continuous" style:country-complex="none" style:letter-kerning="false" style:font-style-complex="normal" style:text-scale="100%" style:text-overline-mode="continuous" style:text-blinking="false" style:text-rotation-angle="0" style:font-style-asian="normal" style:text-underline-style="none" style:font-relief="none" style:text-line-through-mode="continuous" style:language-complex="none" style:text-line-through-type="none" style:text-outline="false" style:font-size-complex="12pt" style:font-size-asian="12pt" style:font-name="Liberation Sans" style:font-pitch-complex="variable" style:language-asian="none" style:text-emphasize="none" text:display="true" fo:country="none" fo:text-transform="none" fo:font-variant="normal" fo:text-shadow="none" fo:color="#000000" fo:font-weight="bold" fo:letter-spacing="normal" fo:font-size="12pt" fo:language="none" fo:font-style="normal"/>
    </style:style>
    <style:style style:name="co2" style:family="table-column">
      <style:table-column-properties style:column-width="6.003cm"/>
    </style:style>
    <style:style style:name="derived_anonymous" style:family="paragraph">
      <style:paragraph-properties fo:keep-together="always"/>
    </style:style>
    <style:style style:name="ce3" style:family="table-cell" style:data-style-name="N100">
      <style:table-cell-properties style:vertical-align="top" fo:background-color="transparent"/>
      <style:paragraph-properties fo:text-align="start"/>
      <style:text-properties style:text-combine="none" style:text-position="0% 100%" style:font-family-generic-complex="system" style:font-family-generic-asian="system" style:text-line-through-style="none" style:font-weight-complex="normal" style:font-family-asian="'Microsoft YaHei'" style:font-pitch-asian="variable" style:font-family-complex="Mangal" style:country-asian="none" style:font-weight-asian="normal" style:text-underline-mode="continuous" style:country-complex="none" style:letter-kerning="false" style:font-style-complex="normal" style:text-scale="100%" style:text-overline-mode="continuous" style:text-blinking="false" style:text-rotation-angle="0" style:font-style-asian="normal" style:text-underline-style="none" style:font-relief="none" style:text-line-through-mode="continuous" style:language-complex="none" style:text-line-through-type="none" style:text-outline="false" style:font-size-complex="12pt" style:font-size-asian="12pt" style:font-name="Liberation Sans" style:font-pitch-complex="variable" style:language-asian="none" style:text-emphasize="none" text:display="true" fo:country="none" fo:text-transform="none" fo:font-variant="normal" fo:text-shadow="none" fo:color="#000000" fo:font-weight="normal" fo:letter-spacing="normal" fo:font-size="12pt" fo:language="none" fo:font-style="normal"/>
    </style:style>
    <style:style style:name="co3" style:family="table-column">
      <style:table-column-properties style:column-width="17.937cm"/>
    </style:style>
    <style:style style:name="derived_auto_ta10" style:family="table" style:master-page-name="Standard">
      <style:table-properties fo:background-color="transparent"/>
    </style:style>
    <style:style style:name="ro2" style:family="table-row">
      <style:table-row-properties style:row-height="0.5cm"/>
    </style:style>
    <number:number-style style:name="N0" number:country="US" number:language="en">
      <number:number number:min-integer-digits="1"/>
    </number:number-style>
    <number:text-style style:name="N100" number:country="US" number:language="en">
      <number:text-content/>
    </number:text-style>
  </office:automatic-styles>
  <office:body>
    <office:text>
      <table:calculation-settings>
        <table:null-date table:date-value="1899-12-30"/>
      </table:calculation-settings>
      <table:table table:name="Detail0" table:style-name="derived_auto_ta10">
        <table:table-columns>
          <table:table-column table:style-name="co2"/>
          <table:table-column table:style-name="co3"/>
        </table:table-columns>
        <table:table-row table:style-name="ro2">
          <table:table-cell office:value-type="string" table:style-name="ce1">
            <text:p text:style-name="derived_anonymous">Number of Unique Book Titles</text:p>
          </table:table-cell>
          <table:table-cell office:value-type="float" office:value="1189" table:style-name="ce2">
            <text:p/>
          </table:table-cell>
        </table:table-row>
        <table:table-row table:style-name="ro2">
          <table:table-cell office:value-type="string" table:style-name="ce1">
            <text:p text:style-name="derived_anonymous">Number of Individual Copies</text:p>
          </table:table-cell>
          <table:table-cell office:value-type="float" office:value="6725" table:style-name="ce2">
            <text:p/>
          </table:table-cell>
        </table:table-row>
        <table:table-row table:style-name="ro2">
          <table:table-cell office:value-type="string" table:style-name="ce1">
            <text:p text:style-name="derived_anonymous">Average Number </text:p>
          </table:table-cell>
          <table:table-cell office:value-type="float" office:value="5" table:style-name="ce3">
            <text:p>5</text:p>
          </table:table-cell>
        </table:table-row>
        <table:table-row table:style-name="ro2">
          <table:table-cell office:value-type="string" table:style-name="ce1">
            <text:p text:style-name="derived_anonymous">Earliest Published Book</text:p>
          </table:table-cell>
          <table:table-cell office:value-type="float" office:value="1908" table:style-name="ce2">
            <text:p/>
          </table:table-cell>
        </table:table-row>
        <table:table-row table:style-name="ro2">
          <table:table-cell office:value-type="string" table:style-name="ce1">
            <text:p text:style-name="derived_anonymous">Latest Published Book</text:p>
          </table:table-cell>
          <table:table-cell office:value-type="float" office:value="2006" table:style-name="ce2">
            <text:p/>
          </table:table-cell>
        </table:table-row>
        <table:table-row table:style-name="ro2">
          <table:table-cell office:value-type="string" table:number-columns-spanned="2"/>
          <table:covered-table-cell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chartooo="http://openoffice.org/2010/chart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grddl="http://www.w3.org/2003/g/data-view#" office:version="1.2">
  <office:font-face-decls/>
  <office:styles/>
  <office:automatic-styles>
    <style:style style:name="co1" style:family="table-column">
      <style:table-column-properties style:column-width="23.94cm"/>
    </style:style>
    <style:style style:name="ro1" style:family="table-row">
      <style:table-row-properties style:row-height="3cm"/>
    </style:style>
    <style:style style:name="ta1" style:family="table">
      <style:table-properties fo:background-color="transparent"/>
    </style:style>
    <style:page-layout style:name="Mpm1">
      <style:page-layout-properties style:num-format="1" style:shadow="none" style:print-orientation="landscape" style:paper-tray-name="[From printer settings]" fo:margin-left="2cm" fo:border="none" fo:background-color="transparent" fo:padding="0cm" fo:page-height="21.59cm" fo:margin-top="2cm" fo:margin-bottom="2cm" fo:page-width="27.94cm" fo:margin-right="2cm"/>
      <style:header-style>
        <style:header-footer-properties style:shadow="none" svg:height="30.0mm" fo:margin-left="0cm" fo:border="none" fo:background-color="transparent" fo:padding="0cm" fo:margin-bottom="0cm" fo:margin-right="0cm"/>
      </style:header-style>
      <style:footer-style>
        <style:header-footer-properties style:shadow="none" svg:height="30.0mm" fo:margin-left="0cm" fo:border="none" fo:background-color="transparent" fo:padding="0cm" fo:margin-top="0cm" fo:margin-right="0cm"/>
      </style:footer-style>
    </style:page-layout>
  </office:automatic-styles>
  <office:master-styles>
    <style:master-page style:name="Standard" style:page-layout-name="Mpm1">
      <style:header>
        <table:table table:name="Page_header0" table:style-name="ta1">
          <table:table-columns>
            <table:table-column table:style-name="co1"/>
          </table:table-columns>
          <table:table-row table:style-name="ro1">
            <table:table-cell office:value-type="string" table:number-columns-spanned="1">
              <text:p/>
            </table:table-cell>
          </table:table-row>
        </table:table>
      </style:header>
      <style:footer>
        <table:table table:name="Page_footer0" table:style-name="ta1">
          <table:table-columns>
            <table:table-column table:style-name="co1"/>
          </table:table-columns>
          <table:table-row table:style-name="ro1">
            <table:table-cell office:value-type="string" table:number-columns-spanned="1">
              <text:p/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draw="urn:oasis:names:tc:opendocument:xmlns:drawing:1.0" xmlns:form="urn:oasis:names:tc:opendocument:xmlns:form:1.0" xmlns:grddl="http://www.w3.org/2003/g/data-view#" xmlns:number="urn:oasis:names:tc:opendocument:xmlns:datastyle:1.0" xmlns:office="urn:oasis:names:tc:opendocument:xmlns:office:1.0" xmlns:ooo="http://openoffice.org/2004/office" xmlns:rpt="http://openoffice.org/2005/report" xmlns:svg="urn:oasis:names:tc:opendocument:xmlns:svg-compatible:1.0" xmlns:table="urn:oasis:names:tc:opendocument:xmlns:table:1.0" xmlns:text="urn:oasis:names:tc:opendocument:xmlns:text:1.0" xmlns:xlink="http://www.w3.org/1999/xlink" office:version="1.2">
  <office:meta>
    <meta:generator xmlns:meta="urn:oasis:names:tc:opendocument:xmlns:meta:1.0">LibreOffice/4.4.3.2$Windows_x86 LibreOffice_project/88805f81e9fe61362df02b9941de8e38a9b5fd16/report_builder</meta:generator>
  </office:meta>
</office:document-meta>
</file>